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1-C" table:style-name="ta1">
        <table:shapes>
          <draw:frame draw:z-index="0" draw:style-name="gr1" draw:text-style-name="P1" svg:width="453.51pt" svg:height="255.09pt" svg:x="388.63pt" svg:y="14.14pt">
            <loext:p/>
            <draw:object draw:notify-on-update-of-ranges="'Task1-C'.B1:'Task1-C'.B1 'Task1-C'.B2:'Task1-C'.B29 'Task1-C'.C2:'Task1-C'.C8 'Task1-C'.C9:'Task1-C'.C15 'Task1-C'.C16:'Task1-C'.C22 'Task1-C'.C23:'Task1-C'.C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[n]</text:p>
          </table:table-cell>
          <table:table-cell office:value-type="string" calcext:value-type="string">
            <text:p>Chunk size [n]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.061486" calcext:value-type="float">
            <text:p>19.061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.779154" calcext:value-type="float">
            <text:p>17.779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6.620245" calcext:value-type="float">
            <text:p>16.620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.656898" calcext:value-type="float">
            <text:p>16.656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.903638" calcext:value-type="float">
            <text:p>17.903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891619" calcext:value-type="float">
            <text:p>24.891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419044" calcext:value-type="float">
            <text:p>31.419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.339341" calcext:value-type="float">
            <text:p>11.339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.348955" calcext:value-type="float">
            <text:p>10.348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.697865" calcext:value-type="float">
            <text:p>8.697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.779062" calcext:value-type="float">
            <text:p>8.779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1.257967" calcext:value-type="float">
            <text:p>11.257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.130145" calcext:value-type="float">
            <text:p>22.130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339464" calcext:value-type="float">
            <text:p>31.3394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.350684" calcext:value-type="float">
            <text:p>14.350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.689972" calcext:value-type="float">
            <text:p>13.689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.218155" calcext:value-type="float">
            <text:p>10.218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.966576" calcext:value-type="float">
            <text:p>9.966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55732" calcext:value-type="float">
            <text:p>13.455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093341" calcext:value-type="float">
            <text:p>26.093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630374" calcext:value-type="float">
            <text:p>34.630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.476128" calcext:value-type="float">
            <text:p>17.476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.743008" calcext:value-type="float">
            <text:p>15.743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2.355777" calcext:value-type="float">
            <text:p>12.355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1.998513" calcext:value-type="float">
            <text:p>11.998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4.211556" calcext:value-type="float">
            <text:p>14.211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010694" calcext:value-type="float">
            <text:p>26.0106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755398" calcext:value-type="float">
            <text:p>33.755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23:48:46.660599779</dc:date>
    <meta:editing-duration>PT8M35S</meta:editing-duration>
    <meta:editing-cycles>2</meta:editing-cycles>
    <meta:generator>LibreOffice/5.4.3.2$Linux_X86_64 LibreOffice_project/40m0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Time/Chunk size dependency</text:p>
        </chart:title>
        <chart:subtitle svg:x="4.57cm" svg:y="1.275cm" chart:style-name="ch3">
          <text:p>Measured with multiple thread counters</text:p>
        </chart:subtitle>
        <chart:legend chart:legend-position="end" svg:x="13.552cm" svg:y="3.454cm" style:legend-expansion="high" chart:style-name="ch4"/>
        <chart:plot-area chart:style-name="ch5" table:cell-range-address="'Task1-C'.B1:'Task1-C'.B29 'Task1-C'.C2:'Task1-C'.C29" chart:data-source-has-labels="both" svg:x="1.331cm" svg:y="2.138cm" svg:width="11.901cm" svg:height="5.701cm">
          <chartooo:coordinate-region svg:x="1.952cm" svg:y="2.337cm" svg:width="10.63cm" svg:height="4.855cm"/>
          <chart:axis chart:dimension="x" chart:name="primary-x" chart:style-name="ch6" chartooo:axis-type="auto">
            <chartooo:date-scale/>
            <chart:title svg:x="6.205cm" svg:y="8.019cm" chart:style-name="ch7">
              <text:p>Chunk size [n]</text:p>
            </chart:title>
            <chart:categories table:cell-range-address="'Task1-C'.B2:'Task1-C'.B29"/>
            <chart:grid chart:style-name="ch8" chart:class="major"/>
          </chart:axis>
          <chart:axis chart:dimension="y" chart:name="primary-y" chart:style-name="ch6">
            <chart:title svg:x="0.451cm" svg:y="5.601cm" chart:style-name="ch9">
              <text:p>Time [s]</text:p>
            </chart:title>
            <chart:grid chart:style-name="ch8" chart:class="major"/>
          </chart:axis>
          <chart:series chart:style-name="ch10" chart:values-cell-range-address="'Task1-C'.C2:'Task1-C'.C8" loext:label-string="2_threads" chart:class="chart:line">
            <chart:data-point chart:repeated="7"/>
          </chart:series>
          <chart:series chart:style-name="ch11" chart:values-cell-range-address="'Task1-C'.C9:'Task1-C'.C15" loext:label-string="4_threads" chart:class="chart:line">
            <chart:data-point chart:repeated="7"/>
          </chart:series>
          <chart:series chart:style-name="ch12" chart:values-cell-range-address="'Task1-C'.C16:'Task1-C'.C22" loext:label-string="8_threads" chart:class="chart:line">
            <chart:data-point chart:repeated="7"/>
          </chart:series>
          <chart:series chart:style-name="ch13" chart:values-cell-range-address="'Task1-C'.C23:'Task1-C'.C29" loext:label-string="16_threads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_threads</text:p>
              </table:table-cell>
              <table:table-cell office:value-type="string">
                <text:p>4_threads</text:p>
              </table:table-cell>
              <table:table-cell office:value-type="string">
                <text:p>8_threads</text:p>
              </table:table-cell>
              <table:table-cell office:value-type="string">
                <text:p>16_thread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ask1-C'.B2:'Task1-C'.B29</svg:desc>
                </draw:g>
              </table:table-cell>
              <table:table-cell office:value-type="float" office:value="19.061486">
                <text:p>19.061486</text:p>
                <draw:g>
                  <svg:desc>'Task1-C'.C2:'Task1-C'.C8</svg:desc>
                </draw:g>
              </table:table-cell>
              <table:table-cell office:value-type="float" office:value="11.339341">
                <text:p>11.339341</text:p>
                <draw:g>
                  <svg:desc>'Task1-C'.C9:'Task1-C'.C15</svg:desc>
                </draw:g>
              </table:table-cell>
              <table:table-cell office:value-type="float" office:value="14.350684">
                <text:p>14.350684</text:p>
                <draw:g>
                  <svg:desc>'Task1-C'.C16:'Task1-C'.C22</svg:desc>
                </draw:g>
              </table:table-cell>
              <table:table-cell office:value-type="float" office:value="17.476128">
                <text:p>17.476128</text:p>
                <draw:g>
                  <svg:desc>'Task1-C'.C23:'Task1-C'.C2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79154">
                <text:p>17.779154</text:p>
              </table:table-cell>
              <table:table-cell office:value-type="float" office:value="10.348955">
                <text:p>10.348955</text:p>
              </table:table-cell>
              <table:table-cell office:value-type="float" office:value="13.689972">
                <text:p>13.689972</text:p>
              </table:table-cell>
              <table:table-cell office:value-type="float" office:value="15.743008">
                <text:p>15.7430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.620245">
                <text:p>16.620245</text:p>
              </table:table-cell>
              <table:table-cell office:value-type="float" office:value="8.697865">
                <text:p>8.697865</text:p>
              </table:table-cell>
              <table:table-cell office:value-type="float" office:value="10.218155">
                <text:p>10.218155</text:p>
              </table:table-cell>
              <table:table-cell office:value-type="float" office:value="12.355777">
                <text:p>12.3557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.656898">
                <text:p>16.656898</text:p>
              </table:table-cell>
              <table:table-cell office:value-type="float" office:value="8.779062">
                <text:p>8.779062</text:p>
              </table:table-cell>
              <table:table-cell office:value-type="float" office:value="9.966576">
                <text:p>9.966576</text:p>
              </table:table-cell>
              <table:table-cell office:value-type="float" office:value="11.998513">
                <text:p>11.9985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.903638">
                <text:p>17.903638</text:p>
              </table:table-cell>
              <table:table-cell office:value-type="float" office:value="11.257967">
                <text:p>11.257967</text:p>
              </table:table-cell>
              <table:table-cell office:value-type="float" office:value="13.455732">
                <text:p>13.455732</text:p>
              </table:table-cell>
              <table:table-cell office:value-type="float" office:value="14.211556">
                <text:p>14.2115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.891619">
                <text:p>24.891619</text:p>
              </table:table-cell>
              <table:table-cell office:value-type="float" office:value="22.130145">
                <text:p>22.130145</text:p>
              </table:table-cell>
              <table:table-cell office:value-type="float" office:value="26.093341">
                <text:p>26.093341</text:p>
              </table:table-cell>
              <table:table-cell office:value-type="float" office:value="26.010694">
                <text:p>26.01069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.419044">
                <text:p>31.419044</text:p>
              </table:table-cell>
              <table:table-cell office:value-type="float" office:value="31.339464">
                <text:p>31.339464</text:p>
              </table:table-cell>
              <table:table-cell office:value-type="float" office:value="34.630374">
                <text:p>34.630374</text:p>
              </table:table-cell>
              <table:table-cell office:value-type="float" office:value="33.755398">
                <text:p>33.755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